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Pictures/TablePreview2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co1" style:family="table-column">
      <style:table-column-properties style:column-width="2.349cm" style:use-optimal-column-width="false"/>
    </style:style>
    <style:style style:name="co2" style:family="table-column">
      <style:table-column-properties style:column-width="2.37cm" style:use-optimal-column-width="false"/>
    </style:style>
    <style:style style:name="co3" style:family="table-column">
      <style:table-column-properties style:column-width="2.33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font-size="12pt" style:font-size-asian="12pt" style:font-size-complex="12pt"/>
    </style:style>
    <style:style style:name="ce2" style:family="table-cell">
      <style:graphic-properties style:repeat="repeat"/>
    </style:style>
    <style:style style:name="P1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14.098cm" svg:height="4.859cm" svg:x="3.533cm" svg:y="5.2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1">t1</text:span></text:p>
              </table:table-cell>
              <table:table-cell>
                <text:p>t2</text:p>
              </table:table-cell>
              <table:table-cell>
                <text:p>t3</text:p>
              </table:table-cell>
              <table:table-cell>
                <text:p>t4</text:p>
              </table:table-cell>
              <table:table-cell>
                <text:p>t5</text:p>
              </table:table-cell>
              <table:table-cell>
                <text:p>t6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">lecture1</text:span></text:p>
              </table:table-cell>
              <table:table-cell table:style-name="ce1">
                <text:p text:style-name="P1"><text:span text:style-name="T1">execute</text:span></text:p>
              </table:table-cell>
              <table:table-cell>
                <text:p><text:span text:style-name="T1">ecriture1</text:span></text:p>
              </table:table-cell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>
                <text:p><text:span text:style-name="T1">lecture2</text:span></text:p>
              </table:table-cell>
              <table:table-cell>
                <text:p><text:span text:style-name="T1">execute</text:span></text:p>
              </table:table-cell>
              <table:table-cell>
                <text:p><text:span text:style-name="T1">ecriture2</text:span></text:p>
              </table:table-cell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>
                <text:p><text:span text:style-name="T1">lecture3</text:span></text:p>
              </table:table-cell>
              <table:table-cell>
                <text:p><text:span text:style-name="T1">execute</text:span></text:p>
              </table:table-cell>
              <table:table-cell>
                <text:p><text:span text:style-name="T1">ecriture3</text:span></text:p>
              </table:table-cell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>
                <text:p><text:span text:style-name="T1">lecture4</text:span></text:p>
              </table:table-cell>
              <table:table-cell>
                <text:p><text:span text:style-name="T1">execute</text:span></text:p>
              </table:table-cell>
              <table:table-cell>
                <text:p><text:span text:style-name="T1">ecriture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5.084cm" svg:x="3.393cm" svg:y="11.0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">t1</text:span></text:p>
              </table:table-cell>
              <table:table-cell>
                <text:p>t2</text:p>
              </table:table-cell>
              <table:table-cell>
                <text:p>t3</text:p>
              </table:table-cell>
              <table:table-cell>
                <text:p>t4</text:p>
              </table:table-cell>
              <table:table-cell>
                <text:p>t5</text:p>
              </table:table-cell>
              <table:table-cell>
                <text:p>t6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">lecture1</text:span></text:p>
              </table:table-cell>
              <table:table-cell table:style-name="ce1">
                <text:p text:style-name="P1"><text:span text:style-name="T1">execute1</text:span></text:p>
              </table:table-cell>
              <table:table-cell>
                <text:p><text:span text:style-name="T1">ecriture1</text:span></text:p>
              </table:table-cell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>
                <text:p><text:span text:style-name="T1">lecture2</text:span></text:p>
              </table:table-cell>
              <table:table-cell>
                <text:p><text:span text:style-name="T1">execute2</text:span></text:p>
              </table:table-cell>
              <table:table-cell>
                <text:p><text:span text:style-name="T1">ecriture2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Belli</meta:initial-creator>
    <meta:creation-date>2013-04-29T13:31:57</meta:creation-date>
    <dc:date>2013-04-29T13:38:30</dc:date>
    <dc:creator>Fabien Belli</dc:creator>
    <meta:editing-duration>PT37S</meta:editing-duration>
    <meta:editing-cycles>2</meta:editing-cycles>
    <meta:generator>LibreOffice/3.5$Linux_X86_64 LibreOffice_project/350m1$Build-2</meta:generator>
    <meta:document-statistic meta:object-count="2"/>
  </office:meta>
</office:document-meta>
</file>